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2.291cm"/>
    </style:style>
    <style:style style:name="Table2.B" style:family="table-column">
      <style:table-column-properties style:column-width="2.616cm"/>
    </style:style>
    <style:style style:name="Table2.C" style:family="table-column">
      <style:table-column-properties style:column-width="12.695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line-height="100%" fo:text-align="justify" style:justify-single-word="false"/>
      <style:text-properties style:font-name="sans-serif" fo:font-size="10pt" officeooo:paragraph-rsid="0053855d"/>
    </style:style>
    <style:style style:name="P2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rsid="00353c42" officeooo:paragraph-rsid="0029c6aa" style:font-name-asian="sans-serif" style:font-size-asian="10pt" style:font-name-complex="sans-serif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34487d" officeooo:paragraph-rsid="0029c6aa" style:font-size-asian="10pt" style:font-size-complex="10pt"/>
    </style:style>
    <style:style style:name="P5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353c42" officeooo:paragraph-rsid="0029c6aa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353c42" officeooo:paragraph-rsid="0029c6aa" style:font-size-asian="10pt" style:font-size-complex="10pt"/>
    </style:style>
    <style:style style:name="P7" style:family="paragraph" style:parent-style-name="Heading_20_2">
      <style:text-properties style:font-name="Liberation Sans" fo:font-size="14pt" style:font-size-asian="14pt" style:font-size-complex="14pt"/>
    </style:style>
    <style:style style:name="P8" style:family="paragraph" style:parent-style-name="Contents_20_Heading">
      <style:text-properties style:font-name="Liberation Sans"/>
    </style:style>
    <style:style style:name="P9" style:family="paragraph" style:parent-style-name="Tabla">
      <style:paragraph-properties fo:keep-with-next="always"/>
      <style:text-properties style:font-name="Liberation Sans" fo:font-size="11pt" style:font-size-asian="11pt" style:font-size-complex="11pt"/>
    </style:style>
    <style:style style:name="P10" style:family="paragraph" style:parent-style-name="Heading_20_3">
      <style:text-properties style:font-name="Liberation Sans" fo:font-weight="normal" officeooo:paragraph-rsid="0053c848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1a0943"/>
    </style:style>
    <style:style style:name="P1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2b8627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549874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55dd28"/>
    </style:style>
    <style:style style:name="P15" style:family="paragraph" style:parent-style-name="Table_20_Contents">
      <style:paragraph-properties fo:line-height="100%" fo:text-align="start" style:justify-single-word="false"/>
      <style:text-properties officeooo:paragraph-rsid="0029c6aa"/>
    </style:style>
    <style:style style:name="P16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17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cm" style:contextual-spacing="tru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19" style:family="paragraph" style:parent-style-name="Preformatted_20_Text">
      <style:paragraph-properties fo:margin-top="0cm" fo:margin-bottom="0.101cm" style:contextual-spacing="tru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a0943" officeooo:paragraph-rsid="00532764" style:font-size-asian="11pt" style:font-size-complex="11pt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a0943" officeooo:paragraph-rsid="005ce2da" style:font-size-asian="11pt" style:font-size-complex="11pt"/>
    </style:style>
    <style:style style:name="P22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8pt" fo:letter-spacing="normal" fo:font-style="normal" fo:font-weight="bold" officeooo:rsid="0019d2d5" officeooo:paragraph-rsid="0019d2d5" style:font-size-asian="18pt" style:font-weight-asian="bold" style:font-size-complex="18pt" style:font-weight-complex="bold"/>
    </style:style>
    <style:style style:name="P23" style:family="paragraph" style:parent-style-name="Heading_20_2">
      <style:text-properties fo:font-variant="normal" fo:text-transform="none" fo:color="#595959" loext:opacity="100%" style:font-name="Liberation Sans" fo:font-size="14pt" fo:letter-spacing="normal" fo:font-style="normal" fo:font-weight="normal" officeooo:rsid="0025a3c7" style:font-name-asian="Songti SC" style:font-size-asian="14pt" style:font-weight-asian="bold" style:font-name-complex="Arial Unicode MS" style:font-size-complex="14pt" style:font-weight-complex="bold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sans-serif" fo:font-size="11pt" fo:letter-spacing="normal" fo:font-style="normal" fo:font-weight="normal" officeooo:rsid="002f4820" officeooo:paragraph-rsid="00340df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paragraph-rsid="0051ee2e" style:font-size-asian="11pt" style:font-size-complex="11pt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rsid="0019d2d5" officeooo:paragraph-rsid="00340df3"/>
    </style:style>
    <style:style style:name="P2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Heading_20_2">
      <style:text-properties fo:color="#808080" loext:opacity="100%" style:font-name="Liberation Sans" fo:font-size="14pt" fo:font-weight="normal" officeooo:paragraph-rsid="00407536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808080" loext:opacity="100%" style:font-name="Liberation Mono1" fo:font-size="10pt" fo:font-weight="normal" officeooo:paragraph-rsid="0053c848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size="9pt" style:font-size-asian="9pt" style:font-size-complex="9pt"/>
    </style:style>
    <style:style style:name="P32" style:family="paragraph" style:parent-style-name="Preformatted_20_Text">
      <style:text-properties fo:font-size="9pt" officeooo:rsid="00407536" style:font-size-asian="9pt" style:font-size-complex="9pt"/>
    </style:style>
    <style:style style:name="P33" style:family="paragraph" style:parent-style-name="Preformatted_20_Text">
      <style:text-properties fo:font-size="9pt" officeooo:rsid="005b0e0a" officeooo:paragraph-rsid="005b0e0a" style:font-size-asian="9pt" style:font-size-complex="9pt"/>
    </style:style>
    <style:style style:name="P34" style:family="paragraph" style:parent-style-name="Standard">
      <style:text-properties style:font-name="Liberation Mono1" fo:font-size="10pt" officeooo:paragraph-rsid="0053c848" style:font-size-asian="10pt" style:font-size-complex="10pt"/>
    </style:style>
    <style:style style:name="P3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orphans="2" fo:widows="2" fo:text-indent="-1cm" style:auto-text-indent="false" fo:background-color="transparent"/>
      <style:text-properties officeooo:paragraph-rsid="002ab0a3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rsid="001a0943" officeooo:paragraph-rsid="002b8627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rsid="00609e0e" officeooo:paragraph-rsid="00609e0e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officeooo:rsid="0006cb94"/>
    </style:style>
    <style:style style:name="T4" style:family="text">
      <style:text-properties style:font-name="Liberation Mono" officeooo:rsid="005acfc4"/>
    </style:style>
    <style:style style:name="T5" style:family="text">
      <style:text-properties style:font-name="Liberation Mono" officeooo:rsid="0064f5d4"/>
    </style:style>
    <style:style style:name="T6" style:family="text">
      <style:text-properties style:font-name="Liberation Mono" officeooo:rsid="00367b1f"/>
    </style:style>
    <style:style style:name="T7" style:family="text">
      <style:text-properties style:font-name="Liberation Mono" officeooo:rsid="0053c848"/>
    </style:style>
    <style:style style:name="T8" style:family="text">
      <style:text-properties style:font-name="Liberation Mono" officeooo:rsid="0043fbe3"/>
    </style:style>
    <style:style style:name="T9" style:family="text">
      <style:text-properties fo:color="#666666" loext:opacity="100%" style:font-name="Liberation Mono" fo:font-size="9pt" officeooo:rsid="00201a02" style:font-size-asian="9pt" style:font-size-complex="9pt"/>
    </style:style>
    <style:style style:name="T10" style:family="text">
      <style:text-properties fo:color="#666666" loext:opacity="100%" officeooo:rsid="0019d2d5" style:font-size-asian="9pt" style:font-size-complex="9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Liberation Sans" officeooo:rsid="0019d2d5" style:font-size-asian="9pt" style:font-size-complex="9pt"/>
    </style:style>
    <style:style style:name="T13" style:family="text">
      <style:text-properties fo:color="#000000" loext:opacity="100%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14" style:family="text">
      <style:text-properties fo:color="#000000" loext:opacity="100%" officeooo:rsid="00ec2012" style:font-name-asian="Songti SC" style:font-weight-asian="bold" style:font-name-complex="Arial Unicode MS" style:font-weight-complex="bold"/>
    </style:style>
    <style:style style:name="T15" style:family="text">
      <style:text-properties fo:color="#000000" loext:opacity="100%" officeooo:rsid="009d98c0" style:font-name-asian="Songti SC" style:font-weight-asian="bold" style:font-name-complex="Arial Unicode MS" style:font-weight-complex="bold"/>
    </style:style>
    <style:style style:name="T16" style:family="text">
      <style:text-properties fo:color="#000000" loext:opacity="100%" officeooo:rsid="0070e1d8" style:font-name-asian="Songti SC" style:font-weight-asian="bold" style:font-name-complex="Arial Unicode MS" style:font-weight-complex="bold"/>
    </style:style>
    <style:style style:name="T17" style:family="text">
      <style:text-properties fo:color="#000000" loext:opacity="100%" officeooo:rsid="00467340"/>
    </style:style>
    <style:style style:name="T18" style:family="text">
      <style:text-properties fo:color="#000000" loext:opacity="100%" officeooo:rsid="0053c848"/>
    </style:style>
    <style:style style:name="T19" style:family="text">
      <style:text-properties fo:color="#4169e1" loext:opacity="100%" fo:font-weight="bold" officeooo:rsid="0053855d" style:font-size-asian="9pt" style:font-weight-asian="bold" style:font-size-complex="9pt" style:font-weight-complex="bold"/>
    </style:style>
    <style:style style:name="T20" style:family="text">
      <style:text-properties fo:color="#4169e1" loext:opacity="100%" fo:font-weight="bold" officeooo:rsid="00ec2012" style:font-name-asian="Songti SC" style:font-weight-asian="bold" style:font-name-complex="Arial Unicode MS" style:font-weight-complex="bold"/>
    </style:style>
    <style:style style:name="T21" style:family="text">
      <style:text-properties fo:color="#4169e1" loext:opacity="100%" fo:font-weight="bold" officeooo:rsid="0070e1d8" style:font-name-asian="Songti SC" style:font-weight-asian="bold" style:font-name-complex="Arial Unicode MS" style:font-weight-complex="bold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6cb94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058c6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616f3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2551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67b80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2d73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fc28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6fa0a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e62f8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edd30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ae0c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ac3c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e833f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067b9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7a955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06cb94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4b4595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tyle-asian="italic" style:font-size-complex="11pt" style:font-style-complex="italic"/>
    </style:style>
    <style:style style:name="T41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0943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1dc4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6cb94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ab0a3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2d73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0c164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3ca20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110b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40df3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font-style="italic" fo:font-weight="normal" style:font-size-asian="11pt" style:font-style-asian="italic" style:font-size-complex="11pt" style:font-style-complex="italic"/>
    </style:style>
    <style:style style:name="T5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616f3" style:font-size-asian="11pt" style:font-size-complex="11pt"/>
    </style:style>
    <style:style style:name="T5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6fa0a" style:font-size-asian="11pt" style:font-size-complex="11pt"/>
    </style:style>
    <style:style style:name="T5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7a955" style:font-size-asian="11pt" style:font-size-complex="11pt"/>
    </style:style>
    <style:style style:name="T5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0b53e" style:font-size-asian="11pt" style:font-size-complex="11pt"/>
    </style:style>
    <style:style style:name="T56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5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5a4a4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2a6099" loext:opacity="100%" style:font-name="Liberation Sans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60" style:family="text">
      <style:text-properties fo:font-variant="normal" fo:text-transform="none" fo:color="#2a6099" loext:opacity="100%" style:font-name="Liberation Sans" fo:font-size="11pt" fo:letter-spacing="normal" fo:font-style="normal" style:text-underline-style="solid" style:text-underline-width="auto" style:text-underline-color="font-color" fo:font-weight="normal" officeooo:rsid="001da42e" style:font-size-asian="11pt" style:font-size-complex="11pt"/>
    </style:style>
    <style:style style:name="T61" style:family="text">
      <style:text-properties fo:font-variant="normal" fo:text-transform="none" fo:color="#595959" loext:opacity="100%" fo:letter-spacing="normal" fo:font-style="normal" fo:font-weight="normal"/>
    </style:style>
    <style:style style:name="T62" style:family="text">
      <style:text-properties fo:font-variant="normal" fo:text-transform="none" fo:color="#595959" loext:opacity="100%" fo:letter-spacing="normal" fo:font-style="normal" fo:font-weight="normal" officeooo:rsid="0025a3c7"/>
    </style:style>
    <style:style style:name="T63" style:family="text">
      <style:text-properties fo:font-variant="normal" fo:text-transform="none" fo:color="#595959" loext:opacity="100%" fo:letter-spacing="normal" fo:font-style="normal" fo:font-weight="normal" officeooo:rsid="001a0943"/>
    </style:style>
    <style:style style:name="T64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efc28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006cb94" style:font-size-asian="11pt" style:font-size-complex="11pt"/>
    </style:style>
    <style:style style:name="T66" style:family="text">
      <style:text-properties fo:font-variant="normal" fo:text-transform="none" fo:color="#808080" loext:opacity="100%" style:font-name="Liberation Sans" fo:font-size="11pt" fo:letter-spacing="normal" fo:font-style="normal" fo:font-weight="normal" officeooo:rsid="0006cb94" style:font-size-asian="11pt" style:font-size-complex="11pt"/>
    </style:style>
    <style:style style:name="T67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559e36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0616f3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26fa0a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567b80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6c2551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2058c6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21fa6e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2f4820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06cb94" style:font-size-asian="11pt" style:font-size-complex="11pt"/>
    </style:style>
    <style:style style:name="T76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4591ae" style:font-size-asian="11pt" style:font-size-complex="11pt"/>
    </style:style>
    <style:style style:name="T77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06cb94" style:font-size-asian="11pt" style:font-size-complex="11pt"/>
    </style:style>
    <style:style style:name="T78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4591ae" style:font-size-asian="11pt" style:font-size-complex="11pt"/>
    </style:style>
    <style:style style:name="T79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2b8627" style:font-size-asian="11pt" style:font-size-complex="11pt"/>
    </style:style>
    <style:style style:name="T80" style:family="text">
      <style:text-properties fo:font-variant="normal" fo:text-transform="none" style:use-window-font-color="true" loext:opacity="0%" style:font-name="Liberation Mono" fo:font-size="11pt" fo:letter-spacing="normal" fo:language="zxx" fo:country="none" fo:font-style="normal" style:text-underline-style="none" fo:font-weight="normal" officeooo:rsid="002b8627" style:font-size-asian="11pt" style:language-asian="zxx" style:country-asian="none" style:font-size-complex="11pt" style:language-complex="zxx" style:country-complex="none"/>
    </style:style>
    <style:style style:name="T81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6cb94" style:font-size-asian="11pt" style:font-size-complex="11pt"/>
    </style:style>
    <style:style style:name="T82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93183" style:font-size-asian="11pt" style:font-size-complex="11pt"/>
    </style:style>
    <style:style style:name="T83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4591ae" style:font-size-asian="11pt" style:font-size-complex="11pt"/>
    </style:style>
    <style:style style:name="T84" style:family="text">
      <style:text-properties fo:font-variant="normal" fo:text-transform="none" fo:color="#000080" loext:opacity="100%" style:font-name="Liberation Sans" fo:font-size="11pt" fo:letter-spacing="normal" fo:font-style="normal" style:text-underline-style="none" fo:font-weight="normal" officeooo:rsid="004591ae" style:font-size-asian="11pt" style:font-size-complex="11pt"/>
    </style:style>
    <style:style style:name="T8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a0943" style:font-size-asian="11pt" style:font-size-complex="11pt"/>
    </style:style>
    <style:style style:name="T86" style:family="text">
      <style:text-properties fo:font-variant="normal" fo:text-transform="none" fo:color="#000080" loext:opacity="100%" style:font-name="Liberation Mono" fo:font-size="11pt" fo:letter-spacing="normal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ize-complex="11pt" style:language-complex="zxx" style:country-complex="none"/>
    </style:style>
    <style:style style:name="T87" style:family="text">
      <style:text-properties style:font-name="Liberation Mono1" fo:font-size="10pt" style:font-size-asian="10pt" style:font-size-complex="10pt"/>
    </style:style>
    <style:style style:name="T88" style:family="text">
      <style:text-properties style:font-name="Liberation Mono1" officeooo:rsid="000616f3"/>
    </style:style>
    <style:style style:name="T89" style:family="text">
      <style:text-properties style:font-name="Liberation Mono1" officeooo:rsid="004c0c0d"/>
    </style:style>
    <style:style style:name="T90" style:family="text">
      <style:text-properties style:font-name="Liberation Mono1" officeooo:rsid="0026fa0a"/>
    </style:style>
    <style:style style:name="T91" style:family="text">
      <style:text-properties style:font-name="Liberation Mono1" officeooo:rsid="005820c1"/>
    </style:style>
    <style:style style:name="T92" style:family="text">
      <style:text-properties officeooo:rsid="002ab0a3"/>
    </style:style>
    <style:style style:name="T93" style:family="text">
      <style:text-properties officeooo:rsid="0006cb94"/>
    </style:style>
    <style:style style:name="T94" style:family="text">
      <style:text-properties officeooo:rsid="0076e12d"/>
    </style:style>
    <style:style style:name="T95" style:family="text">
      <style:text-properties officeooo:rsid="0079213d"/>
    </style:style>
    <style:style style:name="T96" style:family="text">
      <style:text-properties officeooo:rsid="00662df9"/>
    </style:style>
    <style:style style:name="T97" style:family="text">
      <style:text-properties officeooo:rsid="0066dea1"/>
    </style:style>
    <style:style style:name="T98" style:family="text">
      <style:text-properties officeooo:rsid="0008c85a"/>
    </style:style>
    <style:style style:name="T99" style:family="text">
      <style:text-properties officeooo:rsid="007054db"/>
    </style:style>
    <style:style style:name="T100" style:family="text">
      <style:text-properties officeooo:rsid="0087c86a"/>
    </style:style>
    <style:style style:name="T101" style:family="text">
      <style:text-properties fo:color="#808080" loext:opacity="100%" style:font-name="Liberation Mono1" fo:font-weight="bold" officeooo:rsid="00ec2012" style:font-name-asian="Songti SC" style:font-weight-asian="bold" style:font-name-complex="Arial Unicode MS" style:font-weight-complex="bold"/>
    </style:style>
    <style:style style:name="T102" style:family="text">
      <style:text-properties fo:color="#808080" loext:opacity="100%" style:font-name="Liberation Mono" fo:font-weight="bold" style:font-weight-asian="bold" style:font-weight-complex="bold"/>
    </style:style>
    <style:style style:name="T103" style:family="text">
      <style:text-properties style:font-name="Liberation Sans"/>
    </style:style>
    <style:style style:name="T104" style:family="text">
      <style:text-properties style:font-name="Liberation Sans" officeooo:rsid="0006cb94"/>
    </style:style>
    <style:style style:name="T105" style:family="text">
      <style:text-properties style:font-name="Liberation Sans" officeooo:rsid="0006cb94" style:font-style-asian="normal" style:font-style-complex="normal"/>
    </style:style>
    <style:style style:name="T106" style:family="text">
      <style:text-properties style:font-name="Liberation Sans" fo:font-style="normal"/>
    </style:style>
    <style:style style:name="T107" style:family="text">
      <style:text-properties style:font-name="Liberation Sans" officeooo:rsid="000616f3"/>
    </style:style>
    <style:style style:name="T108" style:family="text">
      <style:text-properties style:font-name="Liberation Sans" officeooo:rsid="006c2551"/>
    </style:style>
    <style:style style:name="T109" style:family="text">
      <style:text-properties style:font-name="Liberation Sans" officeooo:rsid="00567b80"/>
    </style:style>
    <style:style style:name="T110" style:family="text">
      <style:text-properties style:font-name="Liberation Sans" officeooo:rsid="00222d73"/>
    </style:style>
    <style:style style:name="T111" style:family="text">
      <style:text-properties style:font-name="Liberation Sans" officeooo:rsid="00945c18"/>
    </style:style>
    <style:style style:name="T112" style:family="text">
      <style:text-properties style:font-name="Liberation Sans" officeooo:rsid="0098a063"/>
    </style:style>
    <style:style style:name="T113" style:family="text">
      <style:text-properties style:font-name="Liberation Sans" officeooo:rsid="00532764"/>
    </style:style>
    <style:style style:name="T114" style:family="text">
      <style:text-properties style:font-name="Liberation Sans" officeooo:rsid="00367b1f"/>
    </style:style>
    <style:style style:name="T115" style:family="text">
      <style:text-properties style:font-name="Liberation Sans" officeooo:rsid="005b0e0a"/>
    </style:style>
    <style:style style:name="T116" style:family="text">
      <style:text-properties style:font-name="Liberation Sans" officeooo:rsid="0061a5e4"/>
    </style:style>
    <style:style style:name="T117" style:family="text">
      <style:text-properties style:font-name="Liberation Sans" fo:font-size="11pt" style:font-size-asian="11pt" style:font-size-complex="11pt"/>
    </style:style>
    <style:style style:name="T118" style:family="text">
      <style:text-properties officeooo:rsid="00340df3"/>
    </style:style>
    <style:style style:name="T119" style:family="text">
      <style:text-properties fo:font-style="italic" officeooo:rsid="0006cb94"/>
    </style:style>
    <style:style style:name="T120" style:family="text">
      <style:text-properties officeooo:rsid="00367b1f"/>
    </style:style>
    <style:style style:name="T121" style:family="text">
      <style:text-properties officeooo:rsid="0037ad26"/>
    </style:style>
    <style:style style:name="T122" style:family="text">
      <style:text-properties officeooo:rsid="00384b81"/>
    </style:style>
    <style:style style:name="T123" style:family="text">
      <style:text-properties officeooo:rsid="0043fbe3"/>
    </style:style>
    <style:style style:name="T124" style:family="text">
      <style:text-properties officeooo:rsid="0045a36f"/>
    </style:style>
    <style:style style:name="T125" style:family="text">
      <style:text-properties officeooo:rsid="004c0c0d"/>
    </style:style>
    <style:style style:name="T126" style:family="text">
      <style:text-properties officeooo:rsid="00945c18"/>
    </style:style>
    <style:style style:name="T127" style:family="text">
      <style:text-properties officeooo:rsid="0096e18a"/>
    </style:style>
    <style:style style:name="T128" style:family="text">
      <style:text-properties officeooo:rsid="000616f3"/>
    </style:style>
    <style:style style:name="T129" style:family="text">
      <style:text-properties officeooo:rsid="00222d73"/>
    </style:style>
    <style:style style:name="T130" style:family="text">
      <style:text-properties style:use-window-font-color="true" loext:opacity="0%" style:font-name="Liberation Sans" officeooo:rsid="0008c85a"/>
    </style:style>
    <style:style style:name="T131" style:family="text">
      <style:text-properties officeooo:rsid="00467340"/>
    </style:style>
    <style:style style:name="T132" style:family="text">
      <style:text-properties officeooo:rsid="0053c848"/>
    </style:style>
    <style:style style:name="T133" style:family="text">
      <style:text-properties officeooo:rsid="0057a955"/>
    </style:style>
    <style:style style:name="T134" style:family="text">
      <style:text-properties officeooo:rsid="00587995"/>
    </style:style>
    <style:style style:name="T135" style:family="text">
      <style:text-properties officeooo:rsid="005b0e0a"/>
    </style:style>
    <style:style style:name="T136" style:family="text">
      <style:text-properties officeooo:rsid="0061399a"/>
    </style:style>
    <style:style style:name="T137" style:family="text">
      <style:text-properties style:font-name="Liberation Sans" officeooo:rsid="005b0e0a"/>
    </style:style>
    <style:style style:name="T138" style:family="text">
      <style:text-properties style:font-name="Liberation Sans" officeooo:rsid="00945c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P22" text:outline-level="2"><text:bookmark-start text:name="__RefHeading___Toc690_1813805368"/>Funciones hiperbólicas<text:bookmark-end text:name="__RefHeading___Toc690_1813805368"/></text:h>
      <text:h text:style-name="P7" text:outline-level="2"><text:bookmark-start text:name="__RefHeading___Toc692_1813805368"/><text:span text:style-name="T62">1. </text:span><text:span text:style-name="T61">Descrip</text:span><text:span text:style-name="T63">ción</text:span><text:bookmark-end text:name="__RefHeading___Toc692_1813805368"/></text:h>
      <text:p text:style-name="P26"><text:span text:style-name="T24">Las</text:span><text:span text:style-name="T25"> funciones </text:span><text:span text:style-name="T54">sin</text:span><text:span text:style-name="T53">h</text:span><text:span text:style-name="T52">()</text:span><text:span text:style-name="T25">, </text:span><text:span text:style-name="T54">c</text:span><text:span text:style-name="T55">o</text:span><text:span text:style-name="T54">s</text:span><text:span text:style-name="T53">h</text:span><text:span text:style-name="T52">()</text:span><text:span text:style-name="T25"> </text:span><text:span text:style-name="T26">y</text:span><text:span text:style-name="T25"> </text:span><text:span text:style-name="T52">tan</text:span><text:span text:style-name="T53">h</text:span><text:span text:style-name="T52">()</text:span><text:span text:style-name="T27">, </text:span><text:span text:style-name="T26">así como</text:span><text:span text:style-name="T25"> </text:span><text:span text:style-name="T52">a</text:span><text:span text:style-name="T54">sin</text:span><text:span text:style-name="T53">h</text:span><text:span text:style-name="T52">()</text:span><text:span text:style-name="T25">, </text:span><text:span text:style-name="T52">a</text:span><text:span text:style-name="T54">cos</text:span><text:span text:style-name="T53">h</text:span><text:span text:style-name="T52">()</text:span><text:span text:style-name="T25"> </text:span><text:span text:style-name="T28">y</text:span><text:span text:style-name="T25"> </text:span><text:span text:style-name="T52">atan</text:span><text:span text:style-name="T53">h</text:span><text:span text:style-name="T52">()</text:span><text:span text:style-name="T25"> aportan </text:span><text:span text:style-name="T24">en</text:span><text:span text:style-name="T29"> </text:span><text:span text:style-name="T64">R</text:span><text:span text:style-name="T67"> </text:span><text:span text:style-name="T68">las funciones </text:span><text:span text:style-name="T69">hiperbólicas</text:span><text:span text:style-name="T68"> comunes </text:span><text:span text:style-name="T70">y las </text:span><text:span text:style-name="T69">hiperbólicas</text:span><text:span text:style-name="T70"> inversas</text:span><text:span text:style-name="T72">, </text:span><text:span text:style-name="T71">respectivamente</text:span><text:span text:style-name="T68">. É</text:span><text:span text:style-name="T73">stas funciones c</text:span><text:span text:style-name="T68">alculan el coseno, sen</text:span><text:span text:style-name="T25">o </text:span><text:span text:style-name="T36">y</text:span><text:span text:style-name="T25"> tangente </text:span><text:span text:style-name="T30">hiperbólicos</text:span><text:span text:style-name="T25">, </text:span><text:span text:style-name="T27">así como el</text:span><text:span text:style-name="T25"> arc</text:span><text:span text:style-name="T31">o</text:span><text:span text:style-name="T25">seno, arco</text:span><text:span text:style-name="T37">co</text:span><text:span text:style-name="T25">seno </text:span><text:span text:style-name="T28">y el</text:span><text:span text:style-name="T25"> arc</text:span><text:span text:style-name="T31">o</text:span><text:span text:style-name="T25">tangente </text:span><text:span text:style-name="T30">hiperbólicos </text:span><text:span text:style-name="T46">a partir de</text:span><text:span text:style-name="T47">l</text:span><text:span text:style-name="T48"> </text:span><text:span text:style-name="T46">valor </text:span><text:span text:style-name="T49">de un ángulo </text:span><text:span text:style-name="T50">hiperbólico</text:span><text:span text:style-name="T28">. </text:span><text:span text:style-name="T74">Las funciones hiperbólicas inversas también son denominadas como coseno de área, seno de área, etc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Contenido</text:p>
          </text:index-title>
          <text:p text:style-name="P27"><text:a xlink:type="simple" xlink:href="#__RefHeading___Toc690_1813805368" text:style-name="Index_20_Link" text:visited-style-name="Index_20_Link"><text:span text:style-name="T103">Funciones hiperbólicas<text:tab/>1</text:span></text:a></text:p>
          <text:p text:style-name="P27"><text:a xlink:type="simple" xlink:href="#__RefHeading___Toc692_1813805368" text:style-name="Index_20_Link" text:visited-style-name="Index_20_Link"><text:span text:style-name="T106">1. Descripción</text:span></text:a><text:a xlink:type="simple" xlink:href="#__RefHeading___Toc692_1813805368" text:style-name="Index_20_Link" text:visited-style-name="Index_20_Link"><text:span text:style-name="T103"><text:tab/>1</text:span></text:a></text:p>
          <text:p text:style-name="P27"><text:a xlink:type="simple" xlink:href="#__RefHeading___Toc694_1813805368" text:style-name="Index_20_Link" text:visited-style-name="Index_20_Link"><text:span text:style-name="T103">2. Utilización<text:tab/>1</text:span></text:a></text:p>
          <text:p text:style-name="P27"><text:a xlink:type="simple" xlink:href="#__RefHeading___Toc696_1813805368" text:style-name="Index_20_Link" text:visited-style-name="Index_20_Link"><text:span text:style-name="T103">3. Argumentos<text:tab/>1</text:span></text:a></text:p>
          <text:p text:style-name="P27"><text:a xlink:type="simple" xlink:href="#__RefHeading___Toc698_1813805368" text:style-name="Index_20_Link" text:visited-style-name="Index_20_Link"><text:span text:style-name="T103">4. Detalles<text:tab/>2</text:span></text:a></text:p>
          <text:p text:style-name="P27"><text:a xlink:type="simple" xlink:href="#__RefHeading___Toc700_1813805368" text:style-name="Index_20_Link" text:visited-style-name="Index_20_Link"><text:span text:style-name="T103">4. Métodos de S4<text:tab/>2</text:span></text:a></text:p>
          <text:p text:style-name="P27"><text:a xlink:type="simple" xlink:href="#__RefHeading___Toc702_1813805368" text:style-name="Index_20_Link" text:visited-style-name="Index_20_Link"><text:span text:style-name="T103">5. Referencias<text:tab/>2</text:span></text:a></text:p>
          <text:p text:style-name="P27"><text:a xlink:type="simple" xlink:href="#__RefHeading___Toc704_1813805368" text:style-name="Index_20_Link" text:visited-style-name="Index_20_Link"><text:span text:style-name="T103">6. Véase también<text:tab/>2</text:span></text:a></text:p>
          <text:p text:style-name="P27"><text:a xlink:type="simple" xlink:href="#__RefHeading___Toc706_1813805368" text:style-name="Index_20_Link" text:visited-style-name="Index_20_Link"><text:span text:style-name="T103">7. Ejemplos<text:tab/>2</text:span></text:a></text:p>
          <text:p text:style-name="P27"><text:a xlink:type="simple" xlink:href="#__RefHeading___Toc708_1813805368" text:style-name="Index_20_Link" text:visited-style-name="Index_20_Link"><text:span text:style-name="T103">8. Código fuente<text:tab/>2</text:span></text:a></text:p>
          <text:p text:style-name="P27"><text:a xlink:type="simple" xlink:href="#__RefHeading___Toc710_1813805368" text:style-name="Index_20_Link" text:visited-style-name="Index_20_Link"><text:span text:style-name="T103">9. Sobre esta traducción<text:tab/>2</text:span></text:a></text:p>
        </text:index-body>
      </text:table-of-content>
      <text:p text:style-name="P24"/>
      <text:h text:style-name="P23" text:outline-level="2"><text:bookmark-start text:name="__RefHeading___Toc694_1813805368"/>2. Utilización<text:bookmark-end text:name="__RefHeading___Toc694_1813805368"/></text:h>
      <text:p text:style-name="P16"><text:span text:style-name="T133">sin</text:span>h(x)</text:p>
      <text:p text:style-name="P17"><text:span text:style-name="T133">cos</text:span>h(x)</text:p>
      <text:p text:style-name="P17">tanh(x)</text:p>
      <text:p text:style-name="P17"/>
      <text:p text:style-name="P17">a<text:span text:style-name="T133">sin</text:span>h(x)</text:p>
      <text:p text:style-name="P18">a<text:span text:style-name="T133">cos</text:span>h(x)</text:p>
      <text:p text:style-name="P19">atanh(x)</text:p>
      <text:h text:style-name="P23" text:outline-level="2"><text:bookmark-start text:name="__RefHeading___Toc696_1813805368"/>3. Argumentos<text:bookmark-end text:name="__RefHeading___Toc696_1813805368"/></text:h>
      <text:p text:style-name="P9">Tabla <text:sequence text:ref-name="refTabla0" text:name="Tabla" text:formula="ooow:Tabla+1" style:num-format="1">1</text:sequence>. Argumentos para las funciones hiperbólicas en <text:span text:style-name="T102">R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298045307552">
          <table:table-cell table:style-name="Table2.A1" office:value-type="string">
            <text:p text:style-name="P4">Argumento</text:p>
          </table:table-cell>
          <table:table-cell table:style-name="Table2.A1" office:value-type="string">
            <text:p text:style-name="P4">Tipo de valor esperado</text:p>
          </table:table-cell>
          <table:table-cell table:style-name="Table2.A1" office:value-type="string">
            <text:p text:style-name="P5">Propósito</text:p>
          </table:table-cell>
        </table:table-row>
        <table:table-row table:style-name="TableLine140298045527024">
          <table:table-cell table:style-name="Table2.A2" office:value-type="string">
            <text:p text:style-name="P15"><text:span text:style-name="Source_20_Text"><text:span text:style-name="T87">x</text:span></text:span></text:p>
          </table:table-cell>
          <table:table-cell table:style-name="Table2.A2" office:value-type="string">
            <text:p text:style-name="P6">Un vector numérico o complejo</text:p>
          </table:table-cell>
          <table:table-cell table:style-name="Table2.A2" office:value-type="string">
            <text:p text:style-name="P2">Un vector numérico o complejo <text:span text:style-name="T118">que representa un ángulo hiperbólico</text:span>.</text:p>
          </table:table-cell>
        </table:table-row>
      </table:table>
      <text:h text:style-name="P23" text:outline-level="2"><text:bookmark-start text:name="__RefHeading___Toc698_1813805368"/><text:soft-page-break/>4. Detalles<text:bookmark-end text:name="__RefHeading___Toc698_1813805368"/></text:h>
      <text:p text:style-name="P13"><text:span text:style-name="T23">Todas las funcion</text:span><text:span text:style-name="T44">es </text:span><text:span text:style-name="T45">hiperbólicas</text:span><text:span text:style-name="T44"> so</text:span><text:span text:style-name="T23">n funciones </text:span><text:span text:style-name="T81">genéricas</text:span><text:span text:style-name="T75">, </text:span><text:span text:style-name="T81">internas</text:span><text:span text:style-name="T75"> </text:span><text:span text:style-name="T76">y </text:span><text:span text:style-name="T81">primitivas</text:span><text:span text:style-name="T77"> </text:span><text:span text:style-name="T78">por lo que</text:span><text:span text:style-name="T38"> </text:span><text:span text:style-name="T39">se les podrán definir</text:span><text:span text:style-name="T84"> </text:span><text:span text:style-name="T78">nuevos</text:span><text:span text:style-name="T23"> métodos individualmente o </text:span><text:span text:style-name="T32">por medio</text:span><text:span text:style-name="T23"> </text:span><text:span text:style-name="T32">d</text:span><text:span text:style-name="T23">el </text:span><text:span text:style-name="T81">grupo Ma</text:span><text:span text:style-name="T83">te</text:span><text:span text:style-name="T81"> </text:span><text:span text:style-name="T82">de funciones</text:span><text:span text:style-name="T81"> genéric</text:span><text:span text:style-name="T82">as</text:span><text:span text:style-name="T23">.</text:span></text:p>
      <text:p text:style-name="P20">Los <text:span text:style-name="T121">cortes de rama</text:span> <text:span text:style-name="T120">para las funciones hiperbólicas i</text:span><text:span text:style-name="T114">nversas </text:span><text:span text:style-name="T113">(</text:span><text:span text:style-name="T88">a</text:span><text:span text:style-name="T91">sin</text:span><text:span text:style-name="T90">h</text:span><text:span text:style-name="T88">()</text:span><text:span text:style-name="T128">, </text:span><text:span text:style-name="T88">a</text:span><text:span text:style-name="T91">cos</text:span><text:span text:style-name="T90">h</text:span><text:span text:style-name="T88">()</text:span><text:span text:style-name="T128"> </text:span><text:span text:style-name="T129">y</text:span><text:span text:style-name="T128"> </text:span><text:span text:style-name="T88">atan</text:span><text:span text:style-name="T90">h</text:span><text:span text:style-name="T88">()</text:span><text:span text:style-name="T113">)</text:span><text:span text:style-name="T103"> </text:span><text:span text:style-name="T104">e</text:span><text:span text:style-name="T93">stán definidos </text:span><text:span text:style-name="T94">de acuerdo a como lo h</text:span><text:span text:style-name="T95">ace</text:span><text:span text:style-name="T94"> Zucker</text:span><text:span text:style-name="T93"> en </text:span><text:span text:style-name="T96">la </text:span><text:span text:style-name="T97">página </text:span><text:span text:style-name="T92">86</text:span><text:span text:style-name="T97">,</text:span><text:span text:style-name="T93"> gráfica 4.</text:span><text:span text:style-name="T92">7</text:span><text:span text:style-name="T93"> </text:span><text:span text:style-name="T96">de </text:span><text:span text:style-name="T93">Abramowitz y Stegun </text:span><text:span text:style-name="T97">(1972)</text:span>. <text:span text:style-name="T97">Esto implica que p</text:span><text:span text:style-name="T93">ara </text:span><text:span text:style-name="T123">la función</text:span><text:span text:style-name="T93"> </text:span><text:span text:style-name="T3">asin</text:span><text:span text:style-name="T6">h</text:span><text:span text:style-name="T4">()</text:span><text:span text:style-name="T93"> </text:span><text:span text:style-name="T97">habrá</text:span><text:span text:style-name="T93"> dos </text:span><text:span text:style-name="T122">cortes</text:span><text:span text:style-name="T93">, ambos en el eje </text:span><text:span text:style-name="T121">imaginario</text:span><text:span text:style-name="T93">:</text:span><text:span text:style-name="T93"><draw:frame draw:style-name="fr1" draw:name="Object6" text:anchor-type="as-char" svg:y="-0.377cm" svg:width="1.773cm" svg:height="0.48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4">y</text:span><text:span text:style-name="T93"><draw:frame draw:style-name="fr1" draw:name="Object7" text:anchor-type="as-char" svg:y="-0.377cm" svg:width="1.139cm" svg:height="0.48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3">. </text:span><text:span text:style-name="T123">Para la función </text:span><text:span text:style-name="T8">acosh()</text:span><text:span text:style-name="T123"> los cortes est</text:span><text:span text:style-name="T125">ar</text:span><text:span text:style-name="T123">án en el eje de los reales, de</text:span><text:span text:style-name="T123"><draw:frame draw:style-name="fr1" draw:name="Object1" text:anchor-type="as-char" svg:y="-0.377cm" svg:width="1.543cm" svg:height="0.48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3">. </text:span><text:span text:style-name="T124">Finalmente,</text:span><text:span text:style-name="T97"> p</text:span><text:span text:style-name="T93">ara </text:span><text:span text:style-name="T124">la función</text:span><text:span text:style-name="T93"> </text:span><text:span text:style-name="T3">atan</text:span><text:span text:style-name="T5">()</text:span><text:span text:style-name="T97"> habrá también</text:span><text:span text:style-name="T93"> dos límites, am</text:span><text:span text:style-name="T98">b</text:span><text:span text:style-name="T93">os en el eje </text:span><text:span text:style-name="T124">de los reales</text:span><text:span text:style-name="T93">: </text:span><text:span text:style-name="T93"><draw:frame draw:style-name="fr1" draw:name="Object4" text:anchor-type="as-char" svg:y="-0.377cm" svg:width="1.856cm" svg:height="0.48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5">y</text:span><text:span text:style-name="T119"><draw:frame draw:style-name="fr1" draw:name="Object9" text:anchor-type="as-char" svg:y="-0.377cm" svg:width="1.222cm" svg:height="0.48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3">.</text:span></text:p>
      <text:p text:style-name="P21"><text:span text:style-name="T99">E</text:span><text:span text:style-name="T98">l comportamiento </text:span><text:span text:style-name="T99">en concreto </text:span><text:span text:style-name="T98">en los límites </text:span><text:span text:style-name="T99">seguirá</text:span><text:span text:style-name="T100"> </text:span><text:span text:style-name="T134">l</text:span><text:span text:style-name="T135">as especificaciones</text:span><text:span text:style-name="T134"> </text:span><text:span text:style-name="T135">del</text:span><text:span text:style-name="T98"> estándar </text:span><text:span text:style-name="T130">C99</text:span><text:span text:style-name="T98">, el cual requiere de continuidad alrededor </text:span><text:span text:style-name="T92">del</text:span><text:span text:style-name="T98"> final del segmento en </text:span><text:span text:style-name="T136">la</text:span><text:span text:style-name="T98"> dirección contraria a las manecillas del reloj. </text:span><text:span text:style-name="T126">Esto </text:span><text:span text:style-name="T127">implica</text:span><text:span text:style-name="T126"> que las funciones </text:span><text:span text:style-name="T88">cos</text:span><text:span text:style-name="T89">h</text:span><text:span text:style-name="T88">()</text:span><text:span text:style-name="T107">, </text:span><text:span text:style-name="T88">sin</text:span><text:span text:style-name="T89">h</text:span><text:span text:style-name="T88">()</text:span><text:span text:style-name="T107"> </text:span><text:span text:style-name="T108">y</text:span><text:span text:style-name="T107"> </text:span><text:span text:style-name="T88">tan</text:span><text:span text:style-name="T89">h</text:span><text:span text:style-name="T88">()</text:span><text:span text:style-name="T109">, </text:span><text:span text:style-name="T108">así como</text:span><text:span text:style-name="T107"> </text:span><text:span text:style-name="T88">acos</text:span><text:span text:style-name="T89">h</text:span><text:span text:style-name="T88">()</text:span><text:span text:style-name="T107">, </text:span><text:span text:style-name="T88">asin</text:span><text:span text:style-name="T89">h</text:span><text:span text:style-name="T88">()</text:span><text:span text:style-name="T107"> </text:span><text:span text:style-name="T110">y</text:span><text:span text:style-name="T107"> </text:span><text:span text:style-name="T88">atan</text:span><text:span text:style-name="T89">h</text:span><text:span text:style-name="T88">()</text:span><text:span text:style-name="T107">, </text:span><text:span text:style-name="T111">devolverán resultados hasta cierto nivel de precisión decimal en </text:span><text:span text:style-name="T113">lugar</text:span><text:span text:style-name="T111"> </text:span><text:span text:style-name="T115">del resultado de la </text:span><text:span text:style-name="T116">definición</text:span><text:span text:style-name="T115"> matemática cuando </text:span><text:span text:style-name="T116">la función</text:span><text:span text:style-name="T115"> tiende al límite </text:span><text:span text:style-name="T127">en casos </text:span><text:span text:style-name="T134">de valores</text:span><text:span text:style-name="T127"> </text:span><text:span text:style-name="T134">especiales (por ejemplo, los múltiplos de </text:span><text:span text:style-name="T134"><draw:frame draw:style-name="fr1" draw:name="Object2" text:anchor-type="as-char" svg:y="-0.568cm" svg:width="0.937cm" svg:height="0.915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5">)</text:span><text:span text:style-name="T111">. </text:span><text:span text:style-name="T115">L</text:span><text:span text:style-name="T115">a usuaria deberá tomar en cuenta esta particularidad.</text:span><text:span text:style-name="T111"> </text:span><text:span text:style-name="T112">Para mayor información, véase la sección de ejemplos de esta página de ayuda.</text:span></text:p>
      <text:h text:style-name="P23" text:outline-level="2"><text:bookmark-start text:name="__RefHeading___Toc700_1813805368"/>4. Métodos de S4<text:bookmark-end text:name="__RefHeading___Toc700_1813805368"/></text:h>
      <text:p text:style-name="P14"><text:span text:style-name="T23">Todas las funciones </text:span><text:span text:style-name="T35">hiperbólicas</text:span><text:span text:style-name="T23"> son funciones genéricas de </text:span><text:span text:style-name="T65">S4</text:span><text:span text:style-name="T66"> </text:span><text:span text:style-name="T78">por lo que</text:span><text:span text:style-name="T38"> </text:span><text:span text:style-name="T39">se les podrán definir</text:span><text:span text:style-name="T84"> </text:span><text:span text:style-name="T78">nuevos</text:span><text:span text:style-name="T23"> métodos individualmente o </text:span><text:span text:style-name="T32">por medio</text:span><text:span text:style-name="T23"> </text:span><text:span text:style-name="T32">d</text:span><text:span text:style-name="T23">el </text:span><text:span text:style-name="T81">grupo Ma</text:span><text:span text:style-name="T83">te</text:span><text:span text:style-name="T81"> </text:span><text:span text:style-name="T82">de funciones</text:span><text:span text:style-name="T81"> genéric</text:span><text:span text:style-name="T82">as</text:span><text:span text:style-name="T23">.</text:span></text:p>
      <text:h text:style-name="P23" text:outline-level="2"><text:bookmark-start text:name="__RefHeading___Toc702_1813805368"/>5. Referencias<text:bookmark-end text:name="__RefHeading___Toc702_1813805368"/></text:h>
      <text:p text:style-name="P35"><text:span text:style-name="T33">Zucker, Ruth.</text:span><text:span text:style-name="T22"> “Chapter 4. Elementary Transcendental Functions: Logarithmic, Exponential, Circular and Hyperbolic Functions”. </text:span><text:span text:style-name="T34">En </text:span><text:span text:style-name="T33">Milton </text:span><text:span text:style-name="T34">Abramowitz </text:span><text:span text:style-name="T33">e Irene A.</text:span><text:span text:style-name="T34"> Stegun,</text:span><text:span text:style-name="T22"> </text:span><text:span text:style-name="Emphasis"><text:span text:style-name="T40">Handbook of Mathematical Functions</text:span></text:span><text:span text:style-name="T22">. New York: Dover, </text:span><text:span text:style-name="T34">1972</text:span><text:span text:style-name="T22">.</text:span></text:p>
      <text:h text:style-name="P23" text:outline-level="2"><text:bookmark-start text:name="__RefHeading___Toc704_1813805368"/>6. Véase también<text:bookmark-end text:name="__RefHeading___Toc704_1813805368"/></text:h>
      <text:p text:style-name="P12"><text:span text:style-name="T42">Las funciones trigonométricas </text:span><text:span text:style-name="T85">cos</text:span><text:span text:style-name="T79">()</text:span><text:span text:style-name="T42">, </text:span><text:span text:style-name="T85">sin</text:span><text:span text:style-name="T79">()</text:span><text:span text:style-name="T42">, </text:span><text:span text:style-name="T85">tan</text:span><text:span text:style-name="T79">()</text:span><text:span text:style-name="T42"> y sus inversas </text:span><text:span text:style-name="T85">acos</text:span><text:span text:style-name="T79">()</text:span><text:span text:style-name="T42">, </text:span><text:span text:style-name="T85">asin</text:span><text:span text:style-name="T79">()</text:span><text:span text:style-name="T42">, </text:span><text:span text:style-name="T85">atan</text:span><text:span text:style-name="T79">()</text:span><text:span text:style-name="T42">.</text:span></text:p>
      <text:p text:style-name="P36"><text:span text:style-name="T41">La función de distribución logística </text:span><text:span text:style-name="Source_20_Text"><text:span text:style-name="T86">plogis</text:span></text:span><text:span text:style-name="Source_20_Text"><text:span text:style-name="T80">()</text:span></text:span><text:span text:style-name="T41"> es una versión transformada de </text:span><text:span text:style-name="T56">tanh(</text:span><text:span text:style-name="T57">x</text:span><text:span text:style-name="T56">)</text:span><text:span text:style-name="T41"> para una </text:span><text:span text:style-name="T56">x</text:span><text:span text:style-name="T41"> numérica.</text:span></text:p>
      <text:p text:style-name="P37"><text:span text:style-name="T41">Para la especificación matemática de las funciones hiperbólicas, consúltese la </text:span><text:a xlink:type="simple" xlink:href="https://dlmf.nist.gov/4#PT4" text:style-name="Internet_20_link" text:visited-style-name="Visited_20_Internet_20_Link"><text:span text:style-name="T117">Biblioteca Digital de Funciones Matemáticas</text:span></text:a><text:span text:style-name="T41"> (en inglés) del Instituto Nacional de Estándares y Tecnología de los Estados Unidos de América.</text:span></text:p>
      <text:h text:style-name="P29" text:outline-level="2"><text:bookmark-start text:name="__RefHeading___Toc706_1813805368"/>7. Ejemplos<text:bookmark-end text:name="__RefHeading___Toc706_1813805368"/></text:h>
      <text:p text:style-name="P31"># Valores para las funciones hiperbólicas en casos especiales (Estándar C99)</text:p>
      <text:p text:style-name="P31">x &lt;- complex(length.out = 5, </text:p>
      <text:p text:style-name="P31"><text:s text:c="13"/>real = c(0, 0, 0, 0, Inf),</text:p>
      <text:p text:style-name="P31"><text:s text:c="13"/>imaginary = c(0, pi/2, pi, (3*pi)/2, 0))</text:p>
      <text:p text:style-name="P31">tx &lt;- data.frame("sinh_x" = sinh(x),"cosh_x" = <text:s/>cosh(x),"tanh_x" = <text:s/>tanh(x), </text:p>
      <text:p text:style-name="P31"><text:s text:c="12"/>"csch_x" = 1/sinh(x), "sech_x" = <text:s/>1/cosh(x), </text:p>
      <text:p text:style-name="P31"><text:soft-page-break/><text:s text:c="12"/>"coth_x" = 1/tanh(x))</text:p>
      <text:p text:style-name="P31">rownames(tx) &lt;- c("0","(pi/2)*i","pi*i","((3*pi)/2)*i","+Inf")</text:p>
      <text:p text:style-name="P31">tx &lt;- t(tx)</text:p>
      <text:p text:style-name="P31">op &lt;- options(digits = 0, scipen = 6)</text:p>
      <text:p text:style-name="P31"># Valores en precisión decimal</text:p>
      <text:p text:style-name="P31">tx</text:p>
      <text:p text:style-name="P31"/>
      <text:p text:style-name="P31"># Valores para las funciones hiperbólicas en casos especiales (Zucker 1972, 85)</text:p>
      <text:p text:style-name="P33"># cuando las funciones tienden al límite</text:p>
      <text:p text:style-name="P31">hx &lt;- <text:s/>data.frame(</text:p>
      <text:p text:style-name="P31"><text:s text:c="2"/>stringsAsFactors = FALSE,</text:p>
      <text:p text:style-name="P31"><text:s text:c="2"/>check.names = FALSE,</text:p>
      <text:p text:style-name="P31"><text:s text:c="2"/>row.names = c("sin_x","cosh_x","tanh_x",</text:p>
      <text:p text:style-name="P31"><text:s text:c="8"/>"csch_x","sech_x","coth_x"),</text:p>
      <text:p text:style-name="P31"><text:s text:c="2"/>`0` = c("0", "1", "0", "Inf", "1", "Inf"),</text:p>
      <text:p text:style-name="P31"><text:s text:c="2"/>`(pi/2)*i` = c("i", "0", "Inf*i", "-i", "Inf", "0"),</text:p>
      <text:p text:style-name="P31"><text:s text:c="2"/>`pi*i` = c("0", "-1", "0", "Inf", "-1", "Inf"),</text:p>
      <text:p text:style-name="P31"><text:s text:c="2"/>`((3*pi)/2)*i` = c("-i", "0", "-Inf*i", "i", "Inf", "0"),</text:p>
      <text:p text:style-name="P31"><text:s text:c="2"/>`+Inf` = c("Inf", "Inf", "1", "0", "0", "1")</text:p>
      <text:p text:style-name="P31">)</text:p>
      <text:p text:style-name="P31"># Valores límite</text:p>
      <text:p text:style-name="P31">hx</text:p>
      <text:p text:style-name="P32"/>
      <text:h text:style-name="P28" text:outline-level="2"><text:bookmark-start text:name="__RefHeading___Toc708_1813805368"/>8. Código fuente<text:bookmark-end text:name="__RefHeading___Toc708_1813805368"/></text:h>
      <text:h text:style-name="P10" text:outline-level="3"><text:bookmark-start text:name="__RefHeading___Toc1153_3262014842"/>1. <text:span text:style-name="T1">cos</text:span><text:span text:style-name="T7">h</text:span><text:span text:style-name="T1">()</text:span><text:bookmark-end text:name="__RefHeading___Toc1153_3262014842"/></text:h>
      <text:p text:style-name="P34"><text:tab/>function (x) <text:s/>.Primitive("<text:span text:style-name="T131">cos</text:span><text:span text:style-name="T132">h</text:span>")</text:p>
      <text:h text:style-name="P10" text:outline-level="3"><text:bookmark-start text:name="__RefHeading___Toc1155_3262014842"/>2. <text:span text:style-name="T1">sin</text:span><text:span text:style-name="T7">h</text:span><text:span text:style-name="T1">()</text:span><text:bookmark-end text:name="__RefHeading___Toc1155_3262014842"/></text:h>
      <text:p text:style-name="P34"><text:tab/>function (x) <text:s/>.Primitive("<text:span text:style-name="T131">sin</text:span><text:span text:style-name="T132">h</text:span>")</text:p>
      <text:h text:style-name="P10" text:outline-level="3"><text:bookmark-start text:name="__RefHeading___Toc1192_3262014842"/>3. <text:span text:style-name="T1">tan</text:span><text:span text:style-name="T7">h</text:span><text:span text:style-name="T1">()</text:span><text:bookmark-end text:name="__RefHeading___Toc1192_3262014842"/></text:h>
      <text:p text:style-name="P34"><text:tab/>function (x) <text:s/>.Primitive("<text:span text:style-name="T131">tan</text:span><text:span text:style-name="T132">h</text:span>")</text:p>
      <text:h text:style-name="P10" text:outline-level="3"><text:bookmark-start text:name="__RefHeading___Toc1194_3262014842"/>4. <text:span text:style-name="T1">acos</text:span><text:span text:style-name="T7">h</text:span><text:span text:style-name="T1">()</text:span><text:bookmark-end text:name="__RefHeading___Toc1194_3262014842"/></text:h>
      <text:p text:style-name="P34"><text:tab/>function (x) <text:s/>.Primitive("<text:span text:style-name="T131">acos</text:span><text:span text:style-name="T132">h</text:span>")</text:p>
      <text:h text:style-name="P10" text:outline-level="3"><text:bookmark-start text:name="__RefHeading___Toc1196_3262014842"/>5. <text:span text:style-name="T1">asin</text:span><text:span text:style-name="T7">h</text:span><text:span text:style-name="T1">()</text:span><text:bookmark-end text:name="__RefHeading___Toc1196_3262014842"/></text:h>
      <text:p text:style-name="P34"><text:tab/>function (x) <text:s/>.Primitive("<text:span text:style-name="T131">a</text:span>sin<text:span text:style-name="T132">h</text:span>")</text:p>
      <text:h text:style-name="P10" text:outline-level="3"><text:bookmark-start text:name="__RefHeading___Toc1198_3262014842"/>6. <text:span text:style-name="T1">atan</text:span><text:span text:style-name="T7">h</text:span><text:span text:style-name="T1">()</text:span><text:bookmark-end text:name="__RefHeading___Toc1198_3262014842"/></text:h>
      <text:p text:style-name="P30"><text:tab/><text:span text:style-name="T11">function (x) <text:s/>.Primitive("</text:span><text:span text:style-name="T17">atan</text:span><text:span text:style-name="T18">h</text:span><text:span text:style-name="T11">")</text:span></text:p>
      <text:h text:style-name="P28" text:outline-level="2"><text:bookmark-start text:name="__RefHeading___Toc710_1813805368"/>9. Sobre esta traducción<text:bookmark-end text:name="__RefHeading___Toc710_1813805368"/></text:h>
      <text:p text:style-name="P25"><text:span text:style-name="T13">La traducci</text:span><text:span text:style-name="T14">ón al español de esta página de ayuda fue actualizada el </text:span><text:span text:style-name="T15">0</text:span><text:span text:style-name="T16">1</text:span><text:span text:style-name="T14"> de </text:span><text:span text:style-name="T16">enero</text:span><text:span text:style-name="T14"> de 202</text:span><text:span text:style-name="T16">2</text:span><text:span text:style-name="T14"> y está basada en la documentación original de </text:span><text:span text:style-name="T101">R</text:span><text:span text:style-name="T14"> en inglés para la versión </text:span><text:span text:style-name="T20">4.0.</text:span><text:span text:style-name="T21">0</text:span><text:span text:style-name="T14">. La revisión técnica todavía no ha sido realizada. Si deseas participar realizando la revisión técnica o sugiriendo mejoras gramaticales, ortográficas </text:span><text:span text:style-name="T16">o </text:span><text:span text:style-name="T14">estilísticas al texto, por favor dirígete a la página del proyecto en: </text:span><text:soft-page-break/><text:a xlink:type="simple" xlink:href="https://github.com/sicabi/documentacionR" text:style-name="Internet_20_link" text:visited-style-name="Visited_20_Internet_20_Link">https://github.com/sicabi/documentacionR</text:a><text:span text:style-name="T14">. Toda contribución será atribuida a la persona que la realice.</text:span></text:p>
      <text:p text:style-name="P11"><text:span text:style-name="T41">[P</text:span><text:span text:style-name="T43">aquete</text:span><text:span text:style-name="T41"> </text:span><text:span text:style-name="Emphasis"><text:span text:style-name="T58">base</text:span></text:span><text:span text:style-name="Emphasis"><text:span text:style-name="T51"> </text:span></text:span><text:span text:style-name="T41">versión </text:span><text:span text:style-name="T50">4</text:span><text:span text:style-name="T41">.</text:span><text:span text:style-name="T50">0</text:span><text:span text:style-name="T41">.0 </text:span><text:span text:style-name="T59">Í</text:span><text:span text:style-name="T60">ndice</text:span><text:span text:style-name="T4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line-height="100%" fo:text-align="justify" style:justify-single-word="false"/>
      <style:text-properties style:font-name="sans-serif" fo:font-size="10pt" officeooo:paragraph-rsid="0053855d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"/>
    </style:style>
    <style:style style:name="MT2" style:family="text">
      <style:text-properties style:font-name="Liberation Mono" fo:font-style="italic" style:font-style-asian="italic" style:font-style-complex="italic"/>
    </style:style>
    <style:style style:name="MT3" style:family="text">
      <style:text-properties fo:color="#666666" loext:opacity="100%" style:font-name="Liberation Mono" fo:font-size="9pt" officeooo:rsid="00201a02" style:font-size-asian="9pt" style:font-size-complex="9pt"/>
    </style:style>
    <style:style style:name="MT4" style:family="text">
      <style:text-properties fo:color="#000000" loext:opacity="100%" style:font-name="Liberation Sans" officeooo:rsid="0019d2d5" style:font-size-asian="9pt" style:font-size-complex="9pt"/>
    </style:style>
    <style:style style:name="MT5" style:family="text">
      <style:text-properties fo:color="#666666" loext:opacity="100%" officeooo:rsid="0019d2d5" style:font-size-asian="9pt" style:font-size-complex="9pt"/>
    </style:style>
    <style:style style:name="MT6" style:family="text">
      <style:text-properties fo:color="#4169e1" loext:opacity="100%" fo:font-weight="bold" officeooo:rsid="0053855d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Hyperbolic</text:span> {<text:span text:style-name="MT2">base</text:span>} <text:span text:style-name="MT3">Hiperbólicas<text:tab/><text:tab/><text:tab/><text:tab/><text:tab/><text:tab/> <text:s text:c="3"/></text:span><text:span text:style-name="MT4">Documentación de R</text:span><text:span text:style-name="MT5"> </text:span><text:span text:style-name="MT6">4.0.0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03:49:31.744549477</meta:creation-date>
    <dc:date>2022-02-09T21:31:10.811920061</dc:date>
    <meta:editing-duration>PT12H12M33S</meta:editing-duration>
    <meta:editing-cycles>55</meta:editing-cycles>
    <meta:generator>LibreOffice/7.2.5.2$MacOSX_X86_64 LibreOffice_project/499f9727c189e6ef3471021d6132d4c694f357e5</meta:generator>
    <meta:document-statistic meta:table-count="1" meta:image-count="0" meta:object-count="6" meta:page-count="4" meta:paragraph-count="88" meta:word-count="757" meta:character-count="5056" meta:non-whitespace-character-count="4285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i mathvariant="normal">∞</mi>
          </mrow>
          <mrow>
            <mi>,</mi>
            <mo stretchy="false">−</mo>
            <mi>i</mi>
          </mrow>
        </mrow>
      </mrow>
      <mo fence="true" form="postfix" stretchy="false">]</mo>
    </mrow>
    <annotation encoding="StarMath 5.0">[- %infinite ,-i] 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i</mi>
          <mi>,</mi>
          <mi mathvariant="normal">∞</mi>
        </mrow>
      </mrow>
      <mo fence="true" form="postfix" stretchy="false">]</mo>
    </mrow>
    <annotation encoding="StarMath 5.0">[i,%infinite] 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i mathvariant="normal">∞</mi>
          </mrow>
          <mrow>
            <mi>,</mi>
            <mo stretchy="false">−</mo>
            <mn>1</mn>
          </mrow>
        </mrow>
      </mrow>
      <mo fence="true" form="postfix" stretchy="false">]</mo>
    </mrow>
    <annotation encoding="StarMath 5.0">[-%infinite, -1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i mathvariant="normal">∞</mi>
        </mrow>
      </mrow>
      <mo fence="true" form="postfix" stretchy="false">]</mo>
    </mrow>
    <annotation encoding="StarMath 5.0">[1, %infinite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i mathvariant="normal">∞</mi>
          </mrow>
          <mi>,</mi>
          <mn>1</mn>
        </mrow>
      </mrow>
      <mo fence="true" form="postfix" stretchy="false">]</mo>
    </mrow>
    <annotation encoding="StarMath 5.0">[- %infinite ,1] 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i>π</mi>
      <mi>i</mi>
    </mrow>
    <annotation encoding="StarMath 5.0">{1} over {2}%pi i </annotation>
  </semantics>
</math>
</file>